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Local" svg:font-family="'Segoe UI Local', 'Segoe WP', 'Segoe UI Web', SkypeUISymbol, Tahoma, 'Helvetica Neue', Helvetica, 'Meiryo UI', Meiryo, 'Arial Unicode MS',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2daec"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fo:text-align="justify" style:justify-single-word="false" style:writing-mode="lr-tb"/>
    </style:style>
    <style:style style:name="P6"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style>
    <style:style style:name="P17"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18"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19"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0"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3"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4"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able_20_Contents" style:list-style-name="L6">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3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c351f"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73693"/>
    </style:style>
    <style:style style:name="T8" style:family="text">
      <style:text-properties officeooo:rsid="0028d695"/>
    </style:style>
    <style:style style:name="T9" style:family="text">
      <style:text-properties officeooo:rsid="002a2ca3"/>
    </style:style>
    <style:style style:name="T10" style:family="text">
      <style:text-properties officeooo:rsid="0032daec"/>
    </style:style>
    <style:style style:name="T11" style:family="text">
      <style:text-properties officeooo:rsid="003c351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7">Email:</text:p>
            <text:p text:style-name="P7">LinkedIn:</text:p>
            <text:p text:style-name="P11">Website:</text:p>
          </table:table-cell>
          <table:table-cell table:style-name="Table1.A1" office:value-type="string">
            <text:p text:style-name="P16"><text:a xlink:type="simple" xlink:href="mailto:alexsimpson@leet.cloud" text:style-name="Internet_20_link" text:visited-style-name="Visited_20_Internet_20_Link">alexsimpson@leet.cloud</text:a></text:p>
            <text:p text:style-name="P16"><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7"><text:a xlink:type="simple" xlink:href="http://www.leet.cloud/" text:style-name="Internet_20_link" text:visited-style-name="Visited_20_Internet_20_Link">www.leet.cloud</text:a><text:span text:style-name="T2"> </text:span></text:p>
          </table:table-cell>
        </table:table-row>
      </table:table>
      <text:p text:style-name="P19">Professional Profile</text:p>
      <text:p text:style-name="P4">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text:p>
      <text:p text:style-name="P4"/>
      <text:p text:style-name="P4"><text:span text:style-name="T10">R</text:span>ecently achieved a VCP6-DCV (VMware Certified Professional - Data Center Virtualization), <text:span text:style-name="T7">the</text:span> AWS <text:span text:style-name="T7">Certified</text:span> Solutions Architect Associate <text:span text:style-name="T7">and the AWS Certified Developer Associate <text:s/>certifications. </text:span><text:s/>Currently seeking a challenging IT position that builds on existing skills and experience, while providing opportunities for personal and professional growth.</text:p>
      <text:p text:style-name="P20">Career Summary</text:p>
      <table:table table:name="Table6" table:style-name="Table6">
        <table:table-column table:style-name="Table6.A"/>
        <table:table-column table:style-name="Table6.B"/>
        <table:table-row>
          <table:table-cell table:style-name="Table6.A1" office:value-type="string">
            <text:p text:style-name="P14">201<text:span text:style-name="T9">7</text:span> – <text:span text:style-name="T9">Present</text:span></text:p>
          </table:table-cell>
          <table:table-cell table:style-name="Table6.A1" office:value-type="string">
            <text:p text:style-name="P14"><text:span text:style-name="T8">Cloud</text:span> Specialist, Cloud Services Team</text:p>
            <text:p text:style-name="P14">CITEC, Brisbane, Australia</text:p>
          </table:table-cell>
        </table:table-row>
      </table:table>
      <text:list xml:id="list5739915302549758422" text:style-name="L1">
        <text:list-item>
          <text:p text:style-name="P22">AWS Workspaces POC team lead. </text:p>
        </text:list-item>
        <text:list-item>
          <text:p text:style-name="P22">Consulting with agencies on AWS deployments.</text:p>
        </text:list-item>
        <text:list-item>
          <text:p text:style-name="P23">Desinging and implementing VMware Containers and photon OS</text:p>
        </text:list-item>
        <text:list-item>
          <text:p text:style-name="P23">Documenting best practices and procedures.</text:p>
        </text:list-item>
        <text:list-item>
          <text:p text:style-name="P24">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3">2014 – <text:span text:style-name="T8">2017</text:span></text:p>
          </table:table-cell>
          <table:table-cell table:style-name="Table2.A1" office:value-type="string">
            <text:p text:style-name="P13">Virtuali<text:span text:style-name="T8">s</text:span>ation Specialist, <text:span text:style-name="T8">Virtualisation</text:span> Team</text:p>
            <text:p text:style-name="P13">CITEC, Brisbane, Australia</text:p>
          </table:table-cell>
        </table:table-row>
      </table:table>
      <text:list xml:id="list225728893285473" text:continue-numbering="true" text:style-name="L1">
        <text:list-item>
          <text:p text:style-name="P25">Designing, building and implementing highly available VMware and Cloud based environments according to client’s needs.</text:p>
        </text:list-item>
        <text:list-item>
          <text:p text:style-name="P25">Proposing IT solutions to meet client’s needs through consultation.</text:p>
        </text:list-item>
        <text:list-item>
          <text:p text:style-name="P25">Leading client and technical contact for multiple government agencies.</text:p>
        </text:list-item>
        <text:list-item>
          <text:p text:style-name="P25">Architecting upgrade paths for clients VMware and Trend Deep Security Micro environments. </text:p>
        </text:list-item>
        <text:list-item>
          <text:p text:style-name="P25">Training new team members and guiding colleagues towards solutions to technical problems.</text:p>
        </text:list-item>
        <text:list-item>
          <text:p text:style-name="P25">Documenting best practices and procedures.</text:p>
        </text:list-item>
        <text:list-item>
          <text:p text:style-name="P25"><text:soft-page-break/>Management of maintenance of blades, enclosures and racks (physical infrastructure).</text:p>
        </text:list-item>
        <text:list-item>
          <text:p text:style-name="P25">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3">2013 – 2014</text:p>
          </table:table-cell>
          <table:table-cell table:style-name="Table3.A1" office:value-type="string">
            <text:p text:style-name="P13">Senior IT Systems Administrator, Microsoft Server Team, Tier 2</text:p>
            <text:p text:style-name="P13">CITEC, Brisbane, Australia</text:p>
          </table:table-cell>
        </table:table-row>
      </table:table>
      <text:list xml:id="list7646846395427786653" text:style-name="L2">
        <text:list-item>
          <text:p text:style-name="P26">Managing colleagues ITIL processes and procedures to ensure company standards are met.</text:p>
        </text:list-item>
        <text:list-item>
          <text:p text:style-name="P26">Providing 3rd level support for Microsoft server systems for a range of government clients.</text:p>
        </text:list-item>
        <text:list-item>
          <text:p text:style-name="P26">Advanced knowledge in PowerShell scripting for administrator and monitoring of servers.</text:p>
        </text:list-item>
        <text:list-item>
          <text:p text:style-name="P29">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3">2012 – 2013</text:p>
          </table:table-cell>
          <table:table-cell table:style-name="Table4.A1" office:value-type="string">
            <text:p text:style-name="P13">IT Systems Administrator, Microsoft Server Team, Tier 2</text:p>
            <text:p text:style-name="P13">CITEC, Brisbane, Australia</text:p>
          </table:table-cell>
        </table:table-row>
      </table:table>
      <text:list xml:id="list1554955421947093588" text:style-name="L3">
        <text:list-item>
          <text:p text:style-name="P27">Managing ITIL processes and procedures, ensuring they're implemented across the board</text:p>
        </text:list-item>
        <text:list-item>
          <text:p text:style-name="P27">Providing 2nd level support for Microsoft server systems for a range of government clients.</text:p>
        </text:list-item>
        <text:list-item>
          <text:p text:style-name="P27">PowerShell scripting for automation, administration and monitoring of servers.</text:p>
        </text:list-item>
        <text:list-item>
          <text:p text:style-name="P30">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13">2011 – 2012</text:p>
          </table:table-cell>
          <table:table-cell table:style-name="Table5.A1" office:value-type="string">
            <text:p text:style-name="P13">IT Call Center Officer, Service Center</text:p>
            <text:p text:style-name="P13">CITEC, Brisbane, Australia</text:p>
          </table:table-cell>
        </table:table-row>
      </table:table>
      <text:list xml:id="list2294768905511143112" text:style-name="L4">
        <text:list-item>
          <text:p text:style-name="P28">Implementing ITIL processes and procedures to ensure job are logged correctly.</text:p>
        </text:list-item>
        <text:list-item>
          <text:p text:style-name="P28">Providing 1st level support for a range of products and clients across the QLD government.</text:p>
        </text:list-item>
      </text:list>
      <text:p text:style-name="P21">Education and Qualifications</text:p>
      <table:table table:name="Table7" table:style-name="Table7">
        <table:table-column table:style-name="Table7.A"/>
        <table:table-column table:style-name="Table7.B"/>
        <table:table-row>
          <table:table-cell table:style-name="Table7.A1" office:value-type="string">
            <text:p text:style-name="P13">[TBC]:</text:p>
          </table:table-cell>
          <table:table-cell table:style-name="Table7.A1" office:value-type="string">
            <text:p text:style-name="P12">AWS-<text:span text:style-name="T11">DO</text:span>-<text:span text:style-name="T11">P</text:span> (AWS <text:span text:style-name="T11">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5">Bachelor of Commerce:</text:p>
          </table:table-cell>
          <table:table-cell table:style-name="Table8.A1" office:value-type="string">
            <text:p text:style-name="P10">Majors in Management and Management Science</text:p>
            <text:p text:style-name="P10">Canterbury University, Christchurch, 2010</text:p>
          </table:table-cell>
        </table:table-row>
        <table:table-row>
          <table:table-cell table:style-name="Table8.A1" office:value-type="string">
            <text:p text:style-name="P13">Certificates:</text:p>
          </table:table-cell>
          <table:table-cell table:style-name="Table8.A1" office:value-type="string">
            <text:p text:style-name="P7">VCP6-DCV – 2017 (VMware Certified Professional, Data  Center Virtualization)</text:p>
            <text:p text:style-name="P9"><text:span text:style-name="T6">AWS-SA-A – 2017 (</text:span>AWS Solutions Architect Associate<text:span text:style-name="T6">)</text:span></text:p>
            <text:p text:style-name="P33">AWS-DV-A – <text:span text:style-name="T10">2017 </text:span>(AWS Certified Developer Associate)</text:p>
            <text:p text:style-name="P34">AWS-SO-A (AWS Sys Ops Administrator)</text:p>
            <text:p text:style-name="P9">Microsoft Advanced PowerShell – 2015</text:p>
          </table:table-cell>
        </table:table-row>
      </table:table>
      <text:p text:style-name="P20"/>
      <text:p text:style-name="P20"/>
      <text:p text:style-name="P20"><text:soft-page-break/>Key IT Skills</text:p>
      <table:table table:name="Table13" table:style-name="Table13">
        <table:table-column table:style-name="Table13.A"/>
        <table:table-column table:style-name="Table13.B"/>
        <table:table-row>
          <table:table-cell table:style-name="Table13.A1" office:value-type="string">
            <text:list xml:id="list100464163843468092" text:style-name="L5">
              <text:list-item>
                <text:p text:style-name="P31">VMware Data Center Virtualization </text:p>
              </text:list-item>
              <text:list-item>
                <text:p text:style-name="P31">PowerShell, Windows Server 2008, 2012 &amp; 2016</text:p>
              </text:list-item>
              <text:list-item>
                <text:p text:style-name="P31">Desktop level support for Windows 10 + 7</text:p>
              </text:list-item>
              <text:list-item>
                <text:p text:style-name="P31">1st, 2nd and 3rd level help desk support</text:p>
              </text:list-item>
              <text:list-item>
                <text:p text:style-name="P31">Basic datacenter maintenance</text:p>
              </text:list-item>
              <text:list-item>
                <text:p text:style-name="P31">Trend Deep Security Micro</text:p>
              </text:list-item>
            </text:list>
          </table:table-cell>
          <table:table-cell table:style-name="Table13.B1" office:value-type="string">
            <text:list xml:id="list2149750126291824248" text:style-name="L6">
              <text:list-item>
                <text:p text:style-name="P32">CentOS/Redhat/Ubuntu OS's</text:p>
              </text:list-item>
              <text:list-item>
                <text:p text:style-name="P32">Troubleshooting backups and monitoring software</text:p>
              </text:list-item>
              <text:list-item>
                <text:p text:style-name="P32">Microsoft Office packages</text:p>
              </text:list-item>
              <text:list-item>
                <text:p text:style-name="P32">HP systems insight manager</text:p>
              </text:list-item>
              <text:list-item>
                <text:p text:style-name="P32">JavaScript</text:p>
              </text:list-item>
              <text:list-item>
                <text:p text:style-name="P32">C#</text:p>
              </text:list-item>
            </text:list>
          </table:table-cell>
        </table:table-row>
      </table:table>
      <text:p text:style-name="P1"/>
      <text:p text:style-name="P20">Interests and Activities</text:p>
      <table:table table:name="Table14" table:style-name="Table14">
        <table:table-column table:style-name="Table14.A"/>
        <table:table-column table:style-name="Table14.B"/>
        <table:table-row>
          <table:table-cell table:style-name="Table14.A1" office:value-type="string">
            <text:p text:style-name="P13">Currently include:</text:p>
          </table:table-cell>
          <table:table-cell table:style-name="Table14.A1" office:value-type="string">
            <text:p text:style-name="P8">Rugby, Coaching, Sport, Classic Cars, Science, Astronomy, Philosophy, Public Cloud Architecture, C# game development (Unity)</text:p>
          </table:table-cell>
        </table:table-row>
      </table:table>
      <text:p text:style-name="P6"/>
      <text:p text:style-name="P18"/>
      <text:p text:style-name="P5"><text:span text:style-name="T3">Referee</text:span><text:span text:style-name="T4">s </text:span><text:span text:style-name="T5">available on reques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Local" svg:font-family="'Segoe UI Local', 'Segoe WP', 'Segoe UI Web', SkypeUISymbol, Tahoma, 'Helvetica Neue', Helvetica, 'Meiryo UI', Meiryo, 'Arial Unicode MS',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13T22:57:27.510867577</dc:date>
    <meta:editing-duration>PT1H3M25S</meta:editing-duration>
    <meta:editing-cycles>25</meta:editing-cycles>
    <meta:generator>LibreOffice/5.1.6.2$Linux_X86_64 LibreOffice_project/10m0$Build-2</meta:generator>
    <meta:document-statistic meta:table-count="10" meta:image-count="0" meta:object-count="0" meta:page-count="3" meta:paragraph-count="79" meta:word-count="604" meta:character-count="4383" meta:non-whitespace-character-count="3875"/>
  </office:meta>
</office:document-meta>
</file>